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" draw:marker-start-width="0.1689in" draw:marker-end="Arrow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1.6512in" svg:height="0.6476in" svg:x="0.0055in" svg:y="0.322in"><text:p text:style-name="P2">Raw Scaler </text:p><text:p text:style-name="P2">Files from HPSS</text:p><text:p text:style-name="P2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2" svg:width="1.6685in" svg:height="0.6469in" svg:x="-0.0953in" svg:y="2.8744in"><text:p text:style-name="P2">Scaler DAT files</text:p><text:p text:style-name="P2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2" svg:width="1.0976in" svg:height="0.687in" svg:x="0.1839in" svg:y="1.5854in"><text:p text:style-name="P2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2" svg:width="1.0106in" svg:height="0.3079in" svg:x="2.1772in" svg:y="0.089in"><text:p text:style-name="P2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2" svg:width="1.0941in" svg:height="0.3961in" svg:x="1.8854in" svg:y="2.0319in"><text:p text:style-name="P2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2" svg:width="1.5732in" svg:height="0.6469in" svg:x="1.6772in" svg:y="2.8744in"><text:p text:style-name="P2">STAR bXing </text:p><text:p text:style-name="P2">spin files</text:p><text:p text:style-name="P2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2" svg:x1="2.6354in" svg:y1="0.3965in" svg:x2="2.75in" svg:y2="0.9693in"><text:p/></draw:line><draw:line text:anchor-type="paragraph" draw:z-index="8" draw:style-name="gr3" draw:text-style-name="P2" svg:x1="0.7606in" svg:y1="0.9697in" svg:x2="0.7606in" svg:y2="1.576in"><text:p/></draw:line><draw:line text:anchor-type="paragraph" draw:z-index="9" draw:style-name="gr3" draw:text-style-name="P2" svg:x1="0.7406in" svg:y1="2.2681in" svg:x2="0.7406in" svg:y2="2.8744in"><text:p/></draw:line><draw:line text:anchor-type="paragraph" draw:z-index="10" draw:style-name="gr3" draw:text-style-name="P2" svg:x1="2.4063in" svg:y1="1.6161in" svg:x2="2.4106in" svg:y2="2.0323in"><text:p/></draw:line><draw:line text:anchor-type="paragraph" draw:z-index="11" draw:style-name="gr3" draw:text-style-name="P2" svg:x1="2.4217in" svg:y1="2.428in" svg:x2="2.4217in" svg:y2="2.8744in"><text:p/></draw:line><draw:custom-shape text:anchor-type="paragraph" draw:z-index="12" draw:style-name="gr4" draw:text-style-name="P2" svg:width="1.7386in" svg:height="0.687in" svg:x="1.5681in" svg:y="4.1319in"><text:p text:style-name="P2">accumulate →</text:p><text:p text:style-name="P2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2" svg:x1="2.4417in" svg:y1="3.5209in" svg:x2="2.4417in" svg:y2="4.1319in"><text:p/></draw:line><draw:custom-shape text:anchor-type="paragraph" draw:z-index="14" draw:style-name="gr4" draw:text-style-name="P2" svg:width="2.0862in" svg:height="0.6469in" svg:x="1.3126in" svg:y="5.4138in"><text:p text:style-name="P2">Scaler Counts Tree</text:p><text:p text:style-name="P2">1 entry / bXing / run</text:p><text:p text:style-name="P2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2" svg:width="2.4587in" svg:height="0.6469in" svg:x="1.7398in" svg:y="0.9693in"><text:p text:style-name="P2">CDEV spin patterns</text:p><text:p text:style-name="P2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2" svg:x1="0.6665in" svg:y1="3.5209in" svg:x2="1.6768in" svg:y2="4.128in"><text:p/></draw:line><draw:custom-shape text:anchor-type="paragraph" draw:z-index="16" draw:style-name="gr5" draw:text-style-name="P3" svg:width="2.7307in" svg:height="2.448in" svg:x="4.2992in" svg:y="1.9071in"><text:p text:style-name="P3"><text:span text:style-name="T1"><text:tab/></text:span><text:span text:style-name="T2">rellum4.C</text:span></text:p><text:p text:style-name="P3"><text:tab/><text:span text:style-name="T3">rellum_fills</text:span> creates:</text:p><text:p text:style-name="P3"><text:tab/>- pdf_bXings_fills/[fill#]/*.pdf</text:p><text:p text:style-name="P3"><text:tab/>- (n.b. echo 0 0 0 &gt; kicked)</text:p><text:p text:style-name="P3"><text:tab/><text:span text:style-name="T3">rellum_runs</text:span><text:span text:style-name="T4"> creates:</text:span></text:p><text:p text:style-name="P3"><text:span text:style-name="T4"><text:tab/></text:span><text:span text:style-name="T4">- pdf_bXings_runs/[run#]/*.pdf</text:span></text:p><text:p text:style-name="P3"><text:span text:style-name="T4"><text:tab/></text:span><text:span text:style-name="T4">- (n.b. echo 0 0 0 &gt; kicked)</text:span></text:p><text:p text:style-name="P3"><text:span text:style-name="T5"><text:tab/></text:span><text:span text:style-name="T5">rellum_all</text:span><text:span text:style-name="T1"> </text:span>creates:</text:p><text:p text:style-name="P3"><text:tab/>- rdat_i.root</text:p><text:p text:style-name="P3"><text:tab/>- rdat_fi.root</text:p><text:p text:style-name="P3"><text:tab/>- rdat_bx.root</text:p><text:p text:style-name="P3"><text:tab/>- png_rellum/*.png</text:p><text:p text:style-name="P3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2" svg:width="1.1004in" svg:height="0.2606in" svg:x="2.1457in" svg:y="6.5839in"><text:p text:style-name="P2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2" svg:width="1.6504in" svg:height="0.2425in" svg:x="0.1in" svg:y="6.5299in"><text:p text:style-name="P2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2" svg:x1="2.4071in" svg:y1="4.8189in" svg:x2="2.4071in" svg:y2="5.3969in"><text:p/></draw:line><draw:line text:anchor-type="paragraph" draw:z-index="20" draw:style-name="gr3" draw:text-style-name="P2" svg:x1="1.5965in" svg:y1="6.0602in" svg:x2="0.9165in" svg:y2="6.5295in"><text:p/></draw:line><draw:custom-shape text:anchor-type="paragraph" draw:z-index="21" draw:style-name="gr2" draw:text-style-name="P4" svg:width="1.5823in" svg:height="0.4039in" svg:x="-0.0091in" svg:y="7.3063in"><text:p text:style-name="P2"><text:span text:style-name="T6">Spin Patterns</text:span></text:p><text:p text:style-name="P2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2" svg:x1="0.8228in" svg:y1="6.772in" svg:x2="0.8228in" svg:y2="7.3059in"><text:p/></draw:line><draw:line text:anchor-type="paragraph" draw:z-index="23" draw:style-name="gr3" draw:text-style-name="P2" svg:x1="2.6181in" svg:y1="6.0602in" svg:x2="2.6181in" svg:y2="6.5528in"><text:p/></draw:line><draw:custom-shape text:anchor-type="paragraph" draw:z-index="24" draw:style-name="gr6" draw:text-style-name="P2" svg:width="1.6252in" svg:height="0.735in" svg:x="3.9374in" svg:y="6.2508in"><text:p text:style-name="P2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2" svg:x1="3.2457in" svg:y1="6.7291in" svg:x2="4.052in" svg:y2="6.7209in"><text:p/></draw:line><draw:custom-shape text:anchor-type="paragraph" draw:z-index="26" draw:style-name="gr7" draw:text-style-name="P2" svg:width="1.1106in" svg:height="0.3642in" svg:x="6.7335in" svg:y="6.1673in"><text:p text:style-name="P2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2" svg:x1="7.2563in" svg:y1="3.5256in" svg:x2="7.2563in" svg:y2="6.1673in"><text:p/></draw:line><draw:custom-shape text:anchor-type="paragraph" draw:z-index="28" draw:style-name="gr8" draw:text-style-name="P2" svg:width="1.213in" svg:height="0.2504in" svg:x="4.4791in" svg:y="7.3756in"><text:p text:style-name="P2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2" svg:x1="4.3949in" svg:y1="6.9854in" svg:x2="3.8228in" svg:y2="7.3547in"><text:p/></draw:line><draw:line text:anchor-type="paragraph" draw:z-index="30" draw:style-name="gr3" draw:text-style-name="P2" svg:x1="5.4063in" svg:y1="6.6465in" svg:x2="6.7335in" svg:y2="6.3236in"><text:p/></draw:line><draw:custom-shape text:anchor-type="paragraph" draw:z-index="31" draw:style-name="gr7" draw:text-style-name="P2" svg:width="1.613in" svg:height="0.6425in" svg:x="8.3957in" svg:y="6.0528in"><text:p text:style-name="P2"><text:span text:style-name="T6">Full relative </text:span></text:p><text:p text:style-name="P2"><text:span text:style-name="T6">luminosity tree</text:span></text:p><text:p text:style-name="P2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2" svg:x1="7.8437in" svg:y1="6.3445in" svg:x2="8.552in" svg:y2="6.3445in"><text:p/></draw:line><draw:custom-shape text:anchor-type="paragraph" draw:z-index="33" draw:style-name="gr9" draw:text-style-name="P2" svg:width="1.8122in" svg:height="0.2425in" svg:x="3.3484in" svg:y="0.1008in"><text:p text:style-name="P2">mod_f17600 (for run13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2" svg:x1="3.6358in" svg:y1="0.3654in" svg:x2="3.4374in" svg:y2="0.9697in"><text:p/></draw:line><draw:rect text:anchor-type="paragraph" draw:z-index="35" draw:style-name="gr10" draw:text-style-name="P2" svg:width="1.0732in" svg:height="0.5213in" svg:x="-0.0681in" svg:y="5.1882in"><text:p text:style-name="P2">bunch_kicker</text:p></draw:rect><draw:custom-shape text:anchor-type="paragraph" draw:z-index="36" draw:style-name="gr1" draw:text-style-name="P2" svg:width="1.8677in" svg:height="0.4169in" svg:x="4.4689in" svg:y="0.7264in"><text:p text:style-name="P2">polarization data</text:p><text:p text:style-name="P2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7" draw:style-name="gr3" draw:text-style-name="P2" svg:x1="5.4181in" svg:y1="1.1429in" svg:x2="5.4181in" svg:y2="1.9067in"><text:p/></draw:line><draw:custom-shape text:anchor-type="paragraph" draw:z-index="38" draw:style-name="gr11" draw:text-style-name="P4" svg:width="0.813in" svg:height="0.2248in" svg:x="0.1252in" svg:y="4.3028in"><text:p text:style-name="P2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9" draw:style-name="gr3" draw:text-style-name="P2" svg:x1="0.4126in" svg:y1="5.1882in" svg:x2="0.4126in" svg:y2="4.5272in"><text:p/></draw:line><draw:line text:anchor-type="paragraph" draw:z-index="40" draw:style-name="gr12" draw:text-style-name="P2" svg:x1="3.5728in" svg:y1="4.5004in" svg:x2="3.5728in" svg:y2="2.6047in"><text:p/></draw:line><draw:line text:anchor-type="paragraph" draw:z-index="41" draw:style-name="gr3" draw:text-style-name="P2" svg:x1="3.5728in" svg:y1="2.6047in" svg:x2="4.2992in" svg:y2="2.6047in"><text:p/></draw:line><draw:line text:anchor-type="paragraph" draw:z-index="42" draw:style-name="gr12" draw:text-style-name="P2" svg:x1="3.3063in" svg:y1="4.5008in" svg:x2="3.5728in" svg:y2="4.5008in"><text:p/></draw:line><draw:custom-shape text:anchor-type="paragraph" draw:z-index="43" draw:style-name="gr8" draw:text-style-name="P2" svg:width="1.1713in" svg:height="0.2606in" svg:x="3.1563in" svg:y="7.3547in"><text:p text:style-name="P2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4" draw:style-name="gr3" draw:text-style-name="P2" svg:x1="4.8327in" svg:y1="6.9854in" svg:x2="4.948in" svg:y2="7.3756in"><text:p/></draw:line><draw:line text:anchor-type="paragraph" draw:z-index="45" draw:style-name="gr13" draw:text-style-name="P2" svg:x1="7.2563in" svg:y1="3.5256in" svg:x2="5.6354in" svg:y2="3.5256in"><text:p/></draw:line><draw:custom-shape text:anchor-type="paragraph" draw:z-index="46" draw:style-name="gr14" draw:text-style-name="P2" svg:width="1.3303in" svg:height="0.2157in" svg:x="8.639in" svg:y="3.189in"><text:p text:style-name="P2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7" draw:style-name="gr14" draw:text-style-name="P4" svg:width="2.324in" svg:height="0.4469in" svg:x="8.1425in" svg:y="3.8283in"><text:p text:style-name="P2"><text:span text:style-name="T6">bXing distributions</text:span></text:p><text:p text:style-name="P2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8" draw:style-name="gr3" draw:text-style-name="P2" svg:x1="9.0555in" svg:y1="3.4122in" svg:x2="9.0555in" svg:y2="3.8287in"><text:p/></draw:line><draw:line text:anchor-type="paragraph" draw:z-index="49" draw:style-name="gr3" draw:text-style-name="P2" svg:x1="9.0252in" svg:y1="6.6953in" svg:x2="9.0252in" svg:y2="7.1118in"><text:p/></draw:line><draw:custom-shape text:anchor-type="paragraph" draw:z-index="50" draw:style-name="gr8" draw:text-style-name="P2" svg:width="1.3752in" svg:height="0.2504in" svg:x="8.3646in" svg:y="7.1256in"><text:p text:style-name="P2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8" draw:text-style-name="P2" svg:width="1.8335in" svg:height="0.228in" svg:x="2.0728in" svg:y="7.8654in"><text:p text:style-name="P2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2" draw:style-name="gr3" draw:text-style-name="P2" svg:x1="2.5409in" svg:y1="7.4799in" svg:x2="2.5409in" svg:y2="7.8654in"><text:p/></draw:line><draw:custom-shape text:anchor-type="paragraph" draw:z-index="53" draw:style-name="gr8" draw:text-style-name="P2" svg:width="3.0004in" svg:height="0.2713in" svg:x="3.9689in" svg:y="7.8756in"><text:p text:style-name="P2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4" draw:style-name="gr3" draw:text-style-name="P2" svg:x1="6.0929in" svg:y1="7.4799in" svg:x2="6.0929in" svg:y2="7.8756in"><text:p/></draw:line><draw:line text:anchor-type="paragraph" draw:z-index="55" draw:style-name="gr12" draw:text-style-name="P2" svg:x1="6.0933in" svg:y1="7.4799in" svg:x2="5.6917in" svg:y2="7.4799in"><text:p/></draw:line><draw:line text:anchor-type="paragraph" draw:z-index="56" draw:style-name="gr12" draw:text-style-name="P2" svg:x1="3.1563in" svg:y1="7.4799in" svg:x2="2.5409in" svg:y2="7.4799in"><text:p/></draw:line><draw:custom-shape text:anchor-type="paragraph" draw:z-index="57" draw:style-name="gr8" draw:text-style-name="P2" svg:width="2.1358in" svg:height="0.2713in" svg:x="7.8854in" svg:y="7.7925in"><text:p text:style-name="P2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8" draw:style-name="gr3" draw:text-style-name="P2" svg:x1="9.0146in" svg:y1="7.3756in" svg:x2="9.0146in" svg:y2="7.7921in"><text:p/></draw:line><draw:custom-shape text:anchor-type="paragraph" draw:z-index="59" draw:style-name="gr8" draw:text-style-name="P2" svg:width="1.5461in" svg:height="0.2606in" svg:x="3.8335in" svg:y="4.7925in"><text:p text:style-name="P2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style-name="gr8" draw:text-style-name="P2" svg:width="1.8335in" svg:height="0.4898in" svg:x="4.8335in" svg:y="5.2717in"><text:p text:style-name="P2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3" draw:style-name="gr12" draw:text-style-name="P2" svg:x1="4.5728in" svg:y1="5.7193in" svg:x2="3.2083in" svg:y2="5.7193in"><text:p/></draw:line><draw:line text:anchor-type="paragraph" draw:z-index="62" draw:style-name="gr3" draw:text-style-name="P2" svg:x1="5.8228in" svg:y1="4.9071in" svg:x2="5.8291in" svg:y2="5.2925in"><text:p/></draw:line><draw:line text:anchor-type="paragraph" draw:z-index="60" draw:style-name="gr3" draw:text-style-name="P2" svg:x1="4.5728in" svg:y1="5.7193in" svg:x2="4.5728in" svg:y2="5.0528in"><text:p/></draw:line><draw:line text:anchor-type="paragraph" draw:z-index="64" draw:style-name="gr12" draw:text-style-name="P2" svg:x1="5.8228in" svg:y1="4.9154in" svg:x2="5.3791in" svg:y2="4.9154in"><text:p/></draw:line><draw:custom-shape text:anchor-type="paragraph" draw:z-index="65" draw:style-name="gr14" draw:text-style-name="P2" svg:width="1.3303in" svg:height="0.2157in" svg:x="8.4402in" svg:y="4.548in"><text:p text:style-name="P2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6" draw:style-name="gr14" draw:text-style-name="P4" svg:width="2.324in" svg:height="0.4469in" svg:x="7.8665in" svg:y="5.1937in"><text:p text:style-name="P2"><text:span text:style-name="T6">bXing distributions</text:span></text:p><text:p text:style-name="P2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7" draw:style-name="gr13" draw:text-style-name="P2" svg:x1="7.8618in" svg:y1="2.9492in" svg:x2="6.928in" svg:y2="2.9492in"><text:p/></draw:line><draw:line text:anchor-type="paragraph" draw:z-index="68" draw:style-name="gr12" draw:text-style-name="P2" svg:x1="7.8618in" svg:y1="4.6563in" svg:x2="7.8618in" svg:y2="2.9492in"><text:p/></draw:line><draw:line text:anchor-type="paragraph" draw:z-index="69" draw:style-name="gr3" draw:text-style-name="P2" svg:x1="7.8618in" svg:y1="4.6563in" svg:x2="8.4402in" svg:y2="4.6563in"><text:p/></draw:line><draw:line text:anchor-type="paragraph" draw:z-index="70" draw:style-name="gr3" draw:text-style-name="P2" svg:x1="9.0831in" svg:y1="4.7776in" svg:x2="9.0831in" svg:y2="5.1941in"><text:p/></draw:line><draw:line text:anchor-type="paragraph" draw:z-index="71" draw:style-name="gr13" draw:text-style-name="P2" svg:x1="8.1697in" svg:y1="2.4016in" svg:x2="6.9071in" svg:y2="2.4016in"><text:p/></draw:line><draw:line text:anchor-type="paragraph" draw:z-index="72" draw:style-name="gr12" draw:text-style-name="P2" svg:x1="8.1693in" svg:y1="3.2917in" svg:x2="8.1693in" svg:y2="2.4016in"><text:p/></draw:line><draw:line text:anchor-type="paragraph" draw:z-index="73" draw:style-name="gr3" draw:text-style-name="P2" svg:x1="8.1693in" svg:y1="3.2917in" svg:x2="8.6386in" svg:y2="3.2917in"><text:p/></draw:line><draw:line text:anchor-type="paragraph" draw:z-index="74" draw:style-name="gr13" draw:text-style-name="P2" svg:x1="7.572in" svg:y1="2.7535in" svg:x2="6.2083in" svg:y2="2.7535in"><text:p/></draw:line><draw:line text:anchor-type="paragraph" draw:z-index="75" draw:style-name="gr12" draw:text-style-name="P2" svg:x1="7.572in" svg:y1="2.7535in" svg:x2="7.572in" svg:y2="2.4937in"><text:p/></draw:line><draw:line text:anchor-type="paragraph" draw:z-index="76" draw:style-name="gr15" draw:text-style-name="P2" svg:x1="7.5701in" svg:y1="2.3193in" svg:x2="7.5701in" svg:y2="1.511in"><text:p/></draw:line><draw:custom-shape text:anchor-type="paragraph" draw:z-index="77" draw:style-name="gr16" draw:text-style-name="P2" svg:width="2.487in" svg:height="0.4169in" svg:x="6.3882in" svg:y="1.0909in"><text:p text:style-name="P2">matx trees</text:p><text:p text:style-name="P2"><text:span text:style-name="T1">matrix/rootfiles/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8" draw:style-name="gr17" draw:text-style-name="P2" svg:x1="7.5701in" svg:y1="2.1807in" svg:x2="6.1354in" svg:y2="2.180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8-28T17:27:31.333622436</dc:date>
    <meta:editing-duration>PT4H41M29S</meta:editing-duration>
    <meta:editing-cycles>35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